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 svg:font-family="'Lohit Devanagari'"/>
    <style:font-face style:name="Arial1" svg:font-family="Arial" style:font-family-generic="swiss"/>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2" svg:font-family="Arial" style:font-family-generic="system" style:font-pitch="variable"/>
    <style:font-face style:name="Calibri1" svg:font-family="Calibri"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line-height="115%"/>
      <style:text-properties style:font-name="Arial" fo:font-size="14pt" style:font-size-asian="14pt" style:font-name-complex="Arial2" style:font-size-complex="14pt"/>
    </style:style>
    <style:style style:name="P2" style:family="paragraph" style:parent-style-name="Standard">
      <style:paragraph-properties fo:line-height="115%"/>
      <style:text-properties style:font-name="Arial1"/>
    </style:style>
    <style:style style:name="P3" style:family="paragraph" style:parent-style-name="Standard">
      <style:paragraph-properties fo:line-height="115%"/>
    </style:style>
    <style:style style:name="P4" style:family="paragraph" style:parent-style-name="Standard">
      <style:paragraph-properties fo:margin-top="0in" fo:margin-bottom="0in" loext:contextual-spacing="false" fo:line-height="115%"/>
      <style:text-properties officeooo:rsid="00140eb9" officeooo:paragraph-rsid="00140eb9"/>
    </style:style>
    <style:style style:name="P5" style:family="paragraph" style:parent-style-name="Standard" style:master-page-name="Standard">
      <style:paragraph-properties fo:line-height="115%" style:page-number="auto"/>
      <style:text-properties officeooo:rsid="00140eb9" officeooo:paragraph-rsid="00140eb9"/>
    </style:style>
    <style:style style:name="T1" style:family="text">
      <style:text-properties style:font-name="Arial" fo:font-size="14pt" fo:font-weight="bold" style:font-size-asian="14pt" style:font-weight-asian="bold" style:font-name-complex="Arial2" style:font-size-complex="14pt" style:font-weight-complex="bold"/>
    </style:style>
    <style:style style:name="T2" style:family="text">
      <style:text-properties style:font-name="Arial" fo:font-size="12pt" style:font-size-asian="12pt" style:font-name-complex="Arial2" style:font-size-complex="12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span text:style-name="T1">Measurement of the Emanation of Radon-222 from Cathode High Voltage Tubing for the LUX-ZEPLIN Dark Matter Experiment</text:span></text:p>
      <text:p text:style-name="P4"><text:span text:style-name="T2">H. Ryott Glayzer, Physics</text:span></text:p>
      <text:p text:style-name="P4"><text:span text:style-name="T2">Dr. R. W. Schnee, Physics</text:span></text:p>
      <text:p text:style-name="P1"/>
      <text:p text:style-name="P3"/>
      <text:p text:style-name="P2">Popularized in science fiction as a common source of spacecraft fuel, dark matter composes approximately 85% of the universe's mass, yet no one has ever observed it directly. The LUX-ZEPLIN (LZ) Dark Matter experiment seeks to address this by providing the first direct observation of dark matter. Certain radioactive decays that are present in trace amounts in every material in the universe can mimic the dark matter signal for which LZ is searching. In order to allow researchers to filter out these false signals and build a background profile for the LZ experiment, the South Dakota Mines dark matter team has employed the Radon Emanation System to assess the rate at which Radon leaves materials that touch the LZ's liquid Xenon. In my analysis, I examined the energy levels of radioactive decay that occurred over the length of the experiment and categorized the data by determining which element had decayed. After filtering out background noise and correcting for gain variations, I was able to determine that the Radon emanation rate of the LZ cathode high-voltage tubing is low enough to be considered negligible in regards to the radiation allowed in the LZ dark matter experiment.</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 svg:font-family="'Lohit Devanagari'"/>
    <style:font-face style:name="Arial1" svg:font-family="Arial" style:font-family-generic="swiss"/>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2" svg:font-family="Arial" style:font-family-generic="system" style:font-pitch="variable"/>
    <style:font-face style:name="Calibri1" svg:font-family="Calibri"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Tupper, Shelly A.</meta:initial-creator>
    <meta:editing-cycles>4</meta:editing-cycles>
    <meta:creation-date>2023-02-03T18:16:00</meta:creation-date>
    <dc:date>2023-02-28T11:28:50.928342456</dc:date>
    <meta:editing-duration>PT2M52S</meta:editing-duration>
    <meta:generator>LibreOffice/6.4.7.2$Linux_X86_64 LibreOffice_project/40$Build-2</meta:generator>
    <meta:document-statistic meta:table-count="0" meta:image-count="0" meta:object-count="0" meta:page-count="1" meta:paragraph-count="4" meta:word-count="221" meta:character-count="1359" meta:non-whitespace-character-count="1142"/>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